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/>
    <style:style style:name="P2" style:family="paragraph" style:parent-style-name="Standard" style:list-style-name="WW8Num4">
      <style:paragraph-properties fo:margin-left="0cm" fo:margin-right="0cm" fo:text-indent="0cm" style:auto-text-indent="false"/>
    </style:style>
    <style:style style:name="P3" style:family="paragraph" style:parent-style-name="Standard" style:list-style-name="WW8Num2">
      <style:paragraph-properties fo:margin-left="0cm" fo:margin-right="0cm" fo:text-indent="0cm" style:auto-text-indent="false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 style:list-style-name="WW8Num3">
      <style:paragraph-properties fo:margin-left="0cm" fo:margin-right="0cm" fo:text-indent="0cm" style:auto-text-indent="false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Heading_20_2">Введение в протокол <text:span text:style-name="T1">SNAP</text:span></text:p>
      <text:p text:style-name="Heading_20_2">О введении</text:p>
      <text:p text:style-name="Standard">Важное замечание – данный раздел описывает не конкретный протокол, а семейство возможных протоколов. В рамках изложенных принципов возможна как разработка нескольких протоколов, отличающимися деталями, так и эволюция протокола, когда он путем <text:s/>множества небольших пошаговых изменений может в итоге заметно поменяться, но в пределах данных принципов. </text:p>
      <text:p text:style-name="Heading_20_2">Топология сети</text:p>
      <text:p text:style-name="Standard">Протокол предусматривает только одну топологию “<text:span text:style-name="T1">MESH</text:span>” то есть когда узел поддерживает связи с некоторым количеством соседей, и сеть представляет собой достаточно хаотический граф. </text:p>
      <text:p text:style-name="Heading_20_2">Физический уровень</text:p>
      <text:p text:style-name="Standard">Данное семейство протоколов не предусматривает конкретного физического уровня. В ближайших реализациях в качестве физического уровня будет использоваться <text:span text:style-name="T1">IEEE</text:span>802.11.4. Семейство рассчитывается на использование самых различных реализаций физического канала. Самой простой реализацией может быть узел который имеет только передатчик на одной частое, реализованный на однотранзисторной емкостной трехточке с малой скоростью передачи (10 кбит/сек). Максимальная сложность физического уровня определяется возможностью реализации. </text:p>
      <text:p text:style-name="Heading_20_2">Канальный уровень</text:p>
      <text:p text:style-name="Standard">Базовым понятием протокола является транзакция – взаимодействие двух узлов в течение короткого времени с целью обмена информацией. Ключевыми свойствами транзакции являются следующее:</text:p>
      <text:list text:style-name="WW8Num4">
        <text:list-item>
          <text:p text:style-name="P2">Обычно до и после транзакции узел находится в режиме «сна»</text:p>
        </text:list-item>
        <text:list-item>
          <text:p text:style-name="P2">В процессе транзакции узел активен</text:p>
        </text:list-item>
        <text:list-item>
          <text:p text:style-name="P2">При успешном завершении транзакции передающая сторона знает, что данные приняты успешно</text:p>
        </text:list-item>
      </text:list>
      <text:p text:style-name="Standard">Протокол предусматривает несколько типов транзакций:</text:p>
      <text:list text:style-name="WW8Num2">
        <text:list-item>
          <text:p text:style-name="P3">Один к одному – когда два узла в заранее согласованное время на заранее согласованной частоте обмениваются информацией</text:p>
        </text:list-item>
        <text:list-item>
          <text:p text:style-name="P3">Один к многим – когда в заранее согласованное время на заранее согласованной частоте один узел начинает передачу, а несколько его слушают, по первым переданным данным определяется какой из принимающих узлов будет продолжать транзакцию, и остальные прекращают транзакцию</text:p>
        </text:list-item>
      </text:list>
      <text:p text:style-name="Standard"/>
      <text:p text:style-name="Standard">Принципиальным свойством протокола является его многочастотность и скачки по частоте. Для обмена данными узлы должны согласовать расписание, которое включает в себя моменты времени и частоты, на которых будут начинаться транзакции. </text:p>
      <text:p text:style-name="Standard">В ранних версиях протокола вся транзакция будет проводиться на одной частоте. В следующих версиях возможны усовершенствования, когда в рамках транзакции будут производиться скачки по частоте, что усилит устойчивость связи к помехам и средствам РЭБ. </text:p>
      <text:p text:style-name="Standard"/>
      <text:p text:style-name="Standard">На канальном уровне работает алгоритм знакомств. Он сравнительно независим от основной части алгоритма и находится в разработке. В ближайших реализациях предлагается осуществлять знакомство на выделенной частоте при помощи примитива <text:span text:style-name="T1">CSMA</text:span> аналогичному <text:span text:style-name="T1">IEEE</text:span>802.15.4. </text:p>
      <text:p text:style-name="P4"/>
      <text:p text:style-name="Standard">Узлы на канальном уровне обмениваются информацией о своих знакомых. Редко, но периодически всем соседям передают информацию о своих соседях. Это позволяет находить «знакомого знакомого». </text:p>
      <text:p text:style-name="Standard"/>
      <text:p text:style-name="Heading_20_2">Сетевой уровень </text:p>
      <text:p text:style-name="Standard">Сетевой уровень как минимум поддерживает сбор данных с сети к выделенным узлам, называемым Базовыми Узлами(БУ). Предполагается, что на этих узлах находится потребитель информации или они связаны с потребителем каналами связи. Также предполагается, что БУ имеют достаточно энергии и вычислительных ресурсов. В зависимости от прикладной области может быть выбран один из следующих вариантов передачи информации на Базовые Узлы</text:p>
      <text:list text:style-name="WW8Num3">
        <text:list-item>
          <text:p text:style-name="P5">Информация передается на все Базовые Узлы к которым существует путь (например, информация о пожаре)</text:p>
        </text:list-item>
        <text:list-item>
          <text:p text:style-name="P5">Информация передается к ближайшему (вернее к узлу, передача к которому, наиболее оптимальна по определенным критериям)</text:p>
        </text:list-item>
        <text:list-item>
          <text:p text:style-name="P5">Информация передается на несколько Базовых Узлов (например, 2 для повышения надежности)</text:p>
        </text:list-item>
        <text:list-item>
          <text:p text:style-name="P5">Информация передается на один узел но при обнаружении проблем (например, если от БУ требуется подтверждение а оно не пришло) данные передаются на другой узел</text:p>
        </text:list-item>
      </text:list>
      <text:p text:style-name="Standard">Некоторые протоколы рассматриваемого семейства могут поддерживать несколько из вышеперечисленных режимов, некоторые, при разработке, ориентированы на один из них. Например, первая реализация будет поддерживать только режим 2.</text:p>
      <text:p text:style-name="Standard"/>
      <text:p text:style-name="Standard">Базовый узел не обязательно имеет канал с внешним миром, это может оказаться просто узел, которому нужна информация, например узел с фотокамерой, который фотографирует в момент, когда что-либо происходит.</text:p>
      <text:p text:style-name="Standard"/>
      <text:p text:style-name="Standard">Для передачи информации к Базовому Узлу используется принцип стоимостной маршрутизации. Базовый Узел сообщает соседям, что стоимость доставки от него до Базового Узла равна нулю. Узлы, которые получили это сообщение, добавляют «стоимость транзита через себя» и передают своим соседям сообщение «стоимость доставки до базового узла такая то». Любой узел, получив несколько сообщений от соседних узлов о стоимости доставки к БУ, выбирает минимальный и к нему добавляет свою стоимость и опять рассылает сообщение. Так процесс продолжается рекурсивно пока не охватит всю сеть или пока стоимость не достигнет некоторого лимита. </text:p>
      <text:p text:style-name="Standard">В ближайшей реализации стоимость транзита через узел будет равна 1. В будущем она будет зависеть от общего объема транзитных данных и заряда батарей, чтобы нагрузка распределялась равномерно.</text:p>
      <text:p text:style-name="Standard"/>
      <text:p text:style-name="Standard">Кроме передачи к Базовому узлу разрабатываются следующие виды маршрутизации:</text:p>
      <text:list text:style-name="WW8Num4">
        <text:list-item>
          <text:p text:style-name="P2">Широковещательная передача от БУ всем узлам сети</text:p>
        </text:list-item>
        <text:list-item>
          <text:p text:style-name="P2">Передача от БУ к конкретному узлу. Самый простой в реализации способ – явно в пакете прописать маршрут, это возможно поскольку БУ имеет данные о всей сети (по крайней мере о большой части) и имеет достаточно ресурсов.</text:p>
        </text:list-item>
        <text:list-item>
          <text:p text:style-name="P2">Обмен данными между двумя узлами</text:p>
        </text:list-item>
        <text:list-item>
          <text:p text:style-name="P2">Географическая маршрутизация</text:p>
        </text:list-item>
      </text:list>
      <text:p text:style-name="Standard"/>
      <text:p text:style-name="Standard">Важным принципом является независимость связей между узлами друг от друга. Если узлы могут установить связь приемлемого качества, они согласовывают расписание и поддерживают связь независимо от необходимости обмена данными по этой связи и от других связей. В частности если у группы узлов нет связи с БУ и потому им некуда передавать данные они продолжают поддерживать связь друг с другом. Если один из узлов группы находит связь с БУ, то вся группа сравнительно быстро и энергетически эффективно получает связь с этим БУ. В некоторых случаях сетевой уровень может дать указание разорвать связь с некоторым соседом. Например, если сетевой уровень понимает, что передача через этот узел данных маловероятна, потому что у обоих есть свой хороший канал к БУ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ru" fo:country="RU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text-indent="1.251cm" style:auto-text-indent="false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Tahoma" style:font-size-complex="14pt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
  </meta:generator>
    <dc:title>Введение в протокол SNAP</dc:title>
    <meta:initial-creator>avchechendaev</meta:initial-creator>
    <meta:creation-date>2006-09-07T09:16:00</meta:creation-date>
    <dc:creator>avchechendaev</dc:creator>
    <dc:date>2006-09-07T11:00:00</dc:date>
    <dc:language>ru-RU</dc:language>
    <meta:editing-cycles>1</meta:editing-cycles>
    <meta:editing-duration>PT1H41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35" meta:word-count="828" meta:character-count="6171"/>
  </office:meta>
</office:document-meta>
</file>